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csv" table:style-name="ta1">
        <table:shapes>
          <draw:frame draw:z-index="0" draw:style-name="gr1" draw:text-style-name="P1" svg:width="453.51pt" svg:height="255.09pt" svg:x="391.35pt" svg:y="93.17pt">
            <loext:p draw:notify-on-update-of-ranges="time_csv.A1:time_csv.A16 time_csv.B1:time_csv.B16 time_csv.C1:time_csv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st size</text:p>
          </table:table-cell>
          <table:table-cell office:value-type="string" calcext:value-type="string">
            <text:p>for loop</text:p>
          </table:table-cell>
          <table:table-cell office:value-type="string" calcext:value-type="string">
            <text:p>list comprehens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135898590087891" calcext:value-type="float">
            <text:p>1.35898590087891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58651" calcext:value-type="float">
            <text:p>0.000058651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1120567" calcext:value-type="float">
            <text:p>0.0001120567</text:p>
          </table:table-cell>
          <table:table-cell office:value-type="float" office:value="0.0000391006469726562" calcext:value-type="float">
            <text:p>3.91006469726562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913143157958984" calcext:value-type="float">
            <text:p>9.13143157958984E-05</text:p>
          </table:table-cell>
          <table:table-cell office:value-type="float" office:value="0.0000352859497070312" calcext:value-type="float">
            <text:p>3.52859497070312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1728535" calcext:value-type="float">
            <text:p>0.0001728535</text:p>
          </table:table-cell>
          <table:table-cell office:value-type="float" office:value="0.0000627040863037109" calcext:value-type="float">
            <text:p>6.27040863037109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1900196" calcext:value-type="float">
            <text:p>0.0001900196</text:p>
          </table:table-cell>
          <table:table-cell office:value-type="float" office:value="0.0000700950622558594" calcext:value-type="float">
            <text:p>7.00950622558594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1525879" calcext:value-type="float">
            <text:p>0.0001525879</text:p>
          </table:table-cell>
          <table:table-cell office:value-type="float" office:value="0.0000579357147216797" calcext:value-type="float">
            <text:p>5.79357147216797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663136" calcext:value-type="float">
            <text:p>0.0002663136</text:p>
          </table:table-cell>
          <table:table-cell office:value-type="float" office:value="0.0000967979431152344" calcext:value-type="float">
            <text:p>9.67979431152344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424023" calcext:value-type="float">
            <text:p>0.0005424023</text:p>
          </table:table-cell>
          <table:table-cell office:value-type="float" office:value="0.0001862049" calcext:value-type="float">
            <text:p>0.00018620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1796951" calcext:value-type="float">
            <text:p>0.0011796951</text:p>
          </table:table-cell>
          <table:table-cell office:value-type="float" office:value="0.0004806519" calcext:value-type="float">
            <text:p>0.00048065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6210079" calcext:value-type="float">
            <text:p>0.0016210079</text:p>
          </table:table-cell>
          <table:table-cell office:value-type="float" office:value="0.0005791187" calcext:value-type="float">
            <text:p>0.000579118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108263" calcext:value-type="float">
            <text:p>0.003108263</text:p>
          </table:table-cell>
          <table:table-cell office:value-type="float" office:value="0.0014021397" calcext:value-type="float">
            <text:p>0.00140213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62339306" calcext:value-type="float">
            <text:p>0.0062339306</text:p>
          </table:table-cell>
          <table:table-cell office:value-type="float" office:value="0.0025527477" calcext:value-type="float">
            <text:p>0.0025527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3:35:57.169280286</dc:date>
    <meta:editing-duration>PT1M20S</meta:editing-duration>
    <meta:editing-cycles>1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55cm" svg:y="0.316cm" chart:style-name="ch2">
          <text:p>List Modification Timed Analysis</text:p>
        </chart:title>
        <chart:legend chart:legend-position="end" svg:x="11.878cm" svg:y="3.952cm" style:legend-expansion="high" chart:style-name="ch3"/>
        <chart:plot-area chart:style-name="ch4" table:cell-range-address="time_csv.A1:time_csv.C16" chart:data-source-has-labels="both" svg:x="1.331cm" svg:y="1.275cm" svg:width="10.227cm" svg:height="6.564cm">
          <chartooo:coordinate-region svg:x="2.429cm" svg:y="1.275cm" svg:width="8.987cm" svg:height="4.993cm"/>
          <chart:axis chart:dimension="x" chart:name="primary-x" chart:style-name="ch5" chartooo:axis-type="auto">
            <chartooo:date-scale/>
            <chart:title svg:x="5.805cm" svg:y="8.019cm" chart:style-name="ch6">
              <text:p>List size</text:p>
            </chart:title>
            <chart:categories table:cell-range-address="time_csv.A1:time_csv.A16"/>
          </chart:axis>
          <chart:axis chart:dimension="y" chart:name="primary-y" chart:style-name="ch5">
            <chart:title svg:x="0.451cm" svg:y="5.408cm" chart:style-name="ch7">
              <text:p>Time Taken</text:p>
            </chart:title>
            <chart:grid chart:style-name="ch8" chart:class="major"/>
          </chart:axis>
          <chart:series chart:style-name="ch9" chart:values-cell-range-address="time_csv.B1:time_csv.B16" loext:label-string="forloop" chart:class="chart:line">
            <chart:data-point chart:repeated="16"/>
          </chart:series>
          <chart:series chart:style-name="ch10" chart:values-cell-range-address="time_csv.C1:time_csv.C16" loext:label-string="listcomprehension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loop</text:p>
              </table:table-cell>
              <table:table-cell office:value-type="string">
                <text:p>listcomprehension</text:p>
              </table:table-cell>
            </table:table-row>
          </table:table-header-rows>
          <table:table-rows>
            <table:table-row>
              <table:table-cell office:value-type="string">
                <text:p>list size</text:p>
                <draw:g>
                  <svg:desc>time_csv.A1:time_csv.A16</svg:desc>
                </draw:g>
              </table:table-cell>
              <table:table-cell office:value-type="float" office:value="NaN">
                <text:p>NaN</text:p>
                <draw:g>
                  <svg:desc>time_csv.B1:time_csv.B16</svg:desc>
                </draw:g>
              </table:table-cell>
              <table:table-cell office:value-type="float" office:value="NaN">
                <text:p>NaN</text:p>
                <draw:g>
                  <svg:desc>time_csv.C1:time_csv.C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58651">
                <text:p>0.000058651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120567">
                <text:p>0.0001120567</text:p>
              </table:table-cell>
              <table:table-cell office:value-type="float" office:value="0.0000391006469726562">
                <text:p>0.00003910064697265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913143157958984">
                <text:p>0.0000913143157958984</text:p>
              </table:table-cell>
              <table:table-cell office:value-type="float" office:value="0.0000352859497070312">
                <text:p>0.00003528594970703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728535">
                <text:p>0.0001728535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1900196">
                <text:p>0.0001900196</text:p>
              </table:table-cell>
              <table:table-cell office:value-type="float" office:value="0.0000700950622558594">
                <text:p>0.00007009506225585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1525879">
                <text:p>0.0001525879</text:p>
              </table:table-cell>
              <table:table-cell office:value-type="float" office:value="0.0000579357147216797">
                <text:p>0.00005793571472167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663136">
                <text:p>0.0002663136</text:p>
              </table:table-cell>
              <table:table-cell office:value-type="float" office:value="0.0000967979431152344">
                <text:p>0.00009679794311523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424023">
                <text:p>0.0005424023</text:p>
              </table:table-cell>
              <table:table-cell office:value-type="float" office:value="0.0001862049">
                <text:p>0.00018620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1796951">
                <text:p>0.0011796951</text:p>
              </table:table-cell>
              <table:table-cell office:value-type="float" office:value="0.0004806519">
                <text:p>0.00048065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6210079">
                <text:p>0.0016210079</text:p>
              </table:table-cell>
              <table:table-cell office:value-type="float" office:value="0.0005791187">
                <text:p>0.000579118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3108263">
                <text:p>0.003108263</text:p>
              </table:table-cell>
              <table:table-cell office:value-type="float" office:value="0.0014021397">
                <text:p>0.001402139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62339306">
                <text:p>0.0062339306</text:p>
              </table:table-cell>
              <table:table-cell office:value-type="float" office:value="0.0025527477">
                <text:p>0.0025527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